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size="32pt" style:font-size-asian="32pt" style:font-size-complex="32pt"/>
    </style:style>
    <style:style style:name="P2" style:parent-style-name="Normal" style:family="paragraph">
      <style:paragraph-properties fo:text-align="end"/>
      <style:text-properties style:font-name="Arial" style:font-name-complex="Arial" fo:font-size="32pt" style:font-size-asian="32pt" style:font-size-complex="32pt"/>
    </style:style>
    <style:style style:name="P3" style:parent-style-name="Normal" style:family="paragraph">
      <style:paragraph-properties fo:text-align="end"/>
      <style:text-properties style:font-name="Arial" style:font-name-complex="Arial" fo:font-size="20pt" style:font-size-asian="20pt" style:font-size-complex="32pt"/>
    </style:style>
    <style:style style:name="P4" style:parent-style-name="Normal" style:family="paragraph">
      <style:paragraph-properties fo:text-align="end"/>
    </style:style>
    <style:style style:name="T5" style:parent-style-name="Fuentedepárrafopredeter." style:family="text">
      <style:text-properties style:font-name="Arial" style:font-name-complex="Arial" fo:font-size="20pt" style:font-size-asian="20pt" style:font-size-complex="32pt"/>
    </style:style>
    <style:style style:name="T6" style:parent-style-name="Fuentedepárrafopredeter." style:family="text">
      <style:text-properties style:font-name="Arial" style:font-name-complex="Arial" fo:font-size="32pt" style:font-size-asian="32pt" style:font-size-complex="32pt"/>
    </style:style>
    <style:style style:name="T7" style:parent-style-name="Fuentedepárrafopredeter." style:family="text">
      <style:text-properties style:font-name="Arial" style:font-name-complex="Arial" fo:font-size="20pt" style:font-size-asian="20pt" style:font-size-complex="32pt"/>
    </style:style>
    <style:style style:name="P8" style:parent-style-name="Normal" style:family="paragraph">
      <style:paragraph-properties fo:text-align="end"/>
      <style:text-properties style:font-name="Arial" style:font-name-complex="Arial" fo:font-size="20pt" style:font-size-asian="20pt" style:font-size-complex="32pt"/>
    </style:style>
    <style:style style:name="P9" style:parent-style-name="Normal" style:family="paragraph">
      <style:paragraph-properties fo:text-align="end"/>
      <style:text-properties style:font-name="Arial" style:font-name-complex="Arial" fo:font-size="20pt" style:font-size-asian="20pt" style:font-size-complex="32pt"/>
    </style:style>
    <style:style style:name="P10" style:parent-style-name="Normal" style:family="paragraph">
      <style:paragraph-properties fo:text-align="end"/>
      <style:text-properties style:font-name="Arial" style:font-name-complex="Arial" fo:font-size="20pt" style:font-size-asian="20pt" style:font-size-complex="32pt"/>
    </style:style>
    <style:style style:name="P11" style:parent-style-name="Normal" style:family="paragraph">
      <style:paragraph-properties fo:text-align="end"/>
      <style:text-properties style:font-name="Arial" style:font-name-complex="Arial" fo:font-size="20pt" style:font-size-asian="20pt" style:font-size-complex="32pt"/>
    </style:style>
    <style:style style:name="P12" style:parent-style-name="Normal" style:family="paragraph">
      <style:paragraph-properties fo:text-align="end"/>
      <style:text-properties style:font-name="Arial" style:font-name-complex="Arial" fo:font-size="20pt" style:font-size-asian="20pt" style:font-size-complex="32pt"/>
    </style:style>
    <style:style style:name="P13" style:parent-style-name="Normal" style:family="paragraph">
      <style:paragraph-properties fo:text-align="end"/>
      <style:text-properties style:font-name="Arial" style:font-name-complex="Arial" fo:font-size="20pt" style:font-size-asian="20pt" style:font-size-complex="32pt"/>
    </style:style>
    <style:style style:name="P14" style:parent-style-name="Normal" style:family="paragraph">
      <style:paragraph-properties fo:text-align="end"/>
      <style:text-properties style:font-name="Arial" style:font-name-complex="Arial" fo:font-size="20pt" style:font-size-asian="20pt" style:font-size-complex="32pt"/>
    </style:style>
    <style:style style:name="P15" style:parent-style-name="Normal" style:family="paragraph">
      <style:paragraph-properties fo:text-align="end"/>
      <style:text-properties style:font-name="Arial" style:font-name-complex="Arial" fo:font-size="20pt" style:font-size-asian="20pt" style:font-size-complex="32pt"/>
    </style:style>
    <style:style style:name="P16" style:parent-style-name="Normal" style:family="paragraph">
      <style:paragraph-properties fo:text-align="end"/>
      <style:text-properties style:font-name="Arial" style:font-name-complex="Arial" fo:font-size="20pt" style:font-size-asian="20pt" style:font-size-complex="32pt"/>
    </style:style>
    <style:style style:name="P17" style:parent-style-name="Normal" style:family="paragraph">
      <style:paragraph-properties fo:text-align="end"/>
      <style:text-properties style:font-name="Arial" style:font-name-complex="Arial" fo:font-size="20pt" style:font-size-asian="20pt" style:font-size-complex="32pt"/>
    </style:style>
    <style:style style:name="P18" style:parent-style-name="Normal" style:family="paragraph">
      <style:paragraph-properties fo:text-align="end"/>
      <style:text-properties style:font-name="Arial" style:font-name-complex="Arial" fo:font-size="20pt" style:font-size-asian="20pt" style:font-size-complex="32pt"/>
    </style:style>
    <style:style style:name="P19" style:parent-style-name="Normal" style:family="paragraph">
      <style:paragraph-properties fo:text-align="end"/>
      <style:text-properties style:font-name="Arial" style:font-name-complex="Arial" fo:font-size="20pt" style:font-size-asian="20pt" style:font-size-complex="32pt"/>
    </style:style>
    <style:style style:name="P20" style:parent-style-name="Normal" style:family="paragraph">
      <style:paragraph-properties fo:text-align="end"/>
      <style:text-properties style:font-name="Arial" style:font-name-complex="Arial" fo:font-size="20pt" style:font-size-asian="20pt" style:font-size-complex="32pt"/>
    </style:style>
    <style:style style:name="P21" style:parent-style-name="Normal" style:family="paragraph">
      <style:text-properties style:font-name="Arial" style:font-name-complex="Arial" fo:font-weight="bold" style:font-weight-asian="bold" fo:font-size="18pt" style:font-size-asian="18pt" style:font-size-complex="32pt"/>
    </style:style>
    <style:style style:name="P22" style:parent-style-name="TDC1" style:family="paragraph">
      <style:paragraph-properties>
        <style:tab-stops>
          <style:tab-stop style:type="left" style:position="0.3055in"/>
          <style:tab-stop style:type="right" style:leader-style="dotted" style:leader-text="." style:position="6.1305in"/>
        </style:tab-stops>
      </style:paragraph-properties>
    </style:style>
    <style:style style:name="T23" style:parent-style-name="Hipervínculo" style:family="text">
      <style:text-properties style:font-name="Times New Roman" fo:font-weight="bold" style:font-weight-asian="bold"/>
    </style:style>
    <style:style style:name="T24" style:parent-style-name="Fuentedepárrafopredeter." style:family="text">
      <style:text-properties style:font-name="Calibri" style:font-name-asian="Times New Roman" style:font-name-complex="Times New Roman" style:language-asian="es" style:country-asian="CR"/>
    </style:style>
    <style:style style:name="T25" style:parent-style-name="Hipervínculo" style:family="text">
      <style:text-properties style:font-name="Times New Roman" fo:font-weight="bold" style:font-weight-asian="bold"/>
    </style:style>
    <style:style style:name="P26" style:parent-style-name="TDC2" style:family="paragraph">
      <style:paragraph-properties>
        <style:tab-stops>
          <style:tab-stop style:type="right" style:leader-style="dotted" style:leader-text="." style:position="5.9777in"/>
        </style:tab-stops>
      </style:paragraph-properties>
    </style:style>
    <style:style style:name="T27" style:parent-style-name="Hipervínculo" style:family="text">
      <style:text-properties style:font-name="Times New Roman" fo:font-weight="bold" style:font-weight-asian="bold"/>
    </style:style>
    <style:style style:name="P28" style:parent-style-name="TDC2" style:family="paragraph">
      <style:paragraph-properties>
        <style:tab-stops>
          <style:tab-stop style:type="right" style:leader-style="dotted" style:leader-text="." style:position="5.9777in"/>
        </style:tab-stops>
      </style:paragraph-properties>
    </style:style>
    <style:style style:name="T29" style:parent-style-name="Hipervínculo" style:family="text">
      <style:text-properties style:font-name="Times New Roman" fo:font-weight="bold" style:font-weight-asian="bold"/>
    </style:style>
    <style:style style:name="P30" style:parent-style-name="TDC2" style:family="paragraph">
      <style:paragraph-properties>
        <style:tab-stops>
          <style:tab-stop style:type="right" style:leader-style="dotted" style:leader-text="." style:position="5.9777in"/>
        </style:tab-stops>
      </style:paragraph-properties>
    </style:style>
    <style:style style:name="T31" style:parent-style-name="Hipervínculo" style:family="text">
      <style:text-properties style:font-name="Times New Roman" fo:font-weight="bold" style:font-weight-asian="bold"/>
    </style:style>
    <style:style style:name="P32" style:parent-style-name="TDC2" style:family="paragraph">
      <style:paragraph-properties>
        <style:tab-stops>
          <style:tab-stop style:type="right" style:leader-style="dotted" style:leader-text="." style:position="5.9777in"/>
        </style:tab-stops>
      </style:paragraph-properties>
    </style:style>
    <style:style style:name="T33" style:parent-style-name="Hipervínculo" style:family="text">
      <style:text-properties style:font-name="Times New Roman" fo:font-weight="bold" style:font-weight-asian="bold"/>
    </style:style>
    <style:style style:name="P34" style:parent-style-name="TDC2" style:family="paragraph">
      <style:paragraph-properties>
        <style:tab-stops>
          <style:tab-stop style:type="right" style:leader-style="dotted" style:leader-text="." style:position="5.9777in"/>
        </style:tab-stops>
      </style:paragraph-properties>
    </style:style>
    <style:style style:name="T35" style:parent-style-name="Hipervínculo" style:family="text">
      <style:text-properties style:font-name="Times New Roman" fo:font-weight="bold" style:font-weight-asian="bold"/>
    </style:style>
    <style:style style:name="P36" style:parent-style-name="TDC1" style:family="paragraph">
      <style:paragraph-properties>
        <style:tab-stops>
          <style:tab-stop style:type="right" style:leader-style="dotted" style:leader-text="." style:position="6.1305in"/>
        </style:tab-stops>
      </style:paragraph-properties>
    </style:style>
    <style:style style:name="T37" style:parent-style-name="Hipervínculo" style:family="text">
      <style:text-properties style:font-name="Times New Roman" fo:font-weight="bold" style:font-weight-asian="bold"/>
    </style:style>
    <style:style style:name="P38" style:parent-style-name="TDC2" style:family="paragraph">
      <style:paragraph-properties>
        <style:tab-stops>
          <style:tab-stop style:type="right" style:leader-style="dotted" style:leader-text="." style:position="5.9777in"/>
        </style:tab-stops>
      </style:paragraph-properties>
    </style:style>
    <style:style style:name="T39" style:parent-style-name="Hipervínculo" style:family="text">
      <style:text-properties style:font-name="Times New Roman" fo:font-weight="bold" style:font-weight-asian="bold"/>
    </style:style>
    <style:style style:name="P40" style:parent-style-name="TDC2" style:family="paragraph">
      <style:paragraph-properties>
        <style:tab-stops>
          <style:tab-stop style:type="right" style:leader-style="dotted" style:leader-text="." style:position="5.9777in"/>
        </style:tab-stops>
      </style:paragraph-properties>
    </style:style>
    <style:style style:name="T41" style:parent-style-name="Hipervínculo" style:family="text">
      <style:text-properties style:font-name="Times New Roman" fo:font-weight="bold" style:font-weight-asian="bold"/>
    </style:style>
    <style:style style:name="P42" style:parent-style-name="TDC2" style:family="paragraph">
      <style:paragraph-properties>
        <style:tab-stops>
          <style:tab-stop style:type="right" style:leader-style="dotted" style:leader-text="." style:position="5.9777in"/>
        </style:tab-stops>
      </style:paragraph-properties>
    </style:style>
    <style:style style:name="T43" style:parent-style-name="Hipervínculo" style:family="text">
      <style:text-properties style:font-name="Times New Roman" fo:font-weight="bold" style:font-weight-asian="bold"/>
    </style:style>
    <style:style style:name="P44" style:parent-style-name="TDC1" style:family="paragraph">
      <style:paragraph-properties>
        <style:tab-stops>
          <style:tab-stop style:type="right" style:leader-style="dotted" style:leader-text="." style:position="6.1305in"/>
        </style:tab-stops>
      </style:paragraph-properties>
    </style:style>
    <style:style style:name="T45" style:parent-style-name="Hipervínculo" style:family="text">
      <style:text-properties style:font-name="Times New Roman" fo:font-weight="bold" style:font-weight-asian="bold"/>
    </style:style>
    <style:style style:name="P46" style:parent-style-name="TDC2" style:family="paragraph">
      <style:paragraph-properties>
        <style:tab-stops>
          <style:tab-stop style:type="right" style:leader-style="dotted" style:leader-text="." style:position="5.9777in"/>
        </style:tab-stops>
      </style:paragraph-properties>
    </style:style>
    <style:style style:name="T47" style:parent-style-name="Hipervínculo" style:family="text">
      <style:text-properties style:font-name="Times New Roman" fo:font-weight="bold" style:font-weight-asian="bold"/>
    </style:style>
    <style:style style:name="P48" style:parent-style-name="TDC2" style:family="paragraph">
      <style:paragraph-properties>
        <style:tab-stops>
          <style:tab-stop style:type="right" style:leader-style="dotted" style:leader-text="." style:position="5.9777in"/>
        </style:tab-stops>
      </style:paragraph-properties>
    </style:style>
    <style:style style:name="T49" style:parent-style-name="Hipervínculo" style:family="text">
      <style:text-properties style:font-name="Times New Roman" fo:font-weight="bold" style:font-weight-asian="bold"/>
    </style:style>
    <style:style style:name="P50" style:parent-style-name="TDC2" style:family="paragraph">
      <style:paragraph-properties>
        <style:tab-stops>
          <style:tab-stop style:type="right" style:leader-style="dotted" style:leader-text="." style:position="5.9777in"/>
        </style:tab-stops>
      </style:paragraph-properties>
    </style:style>
    <style:style style:name="T51" style:parent-style-name="Hipervínculo" style:family="text">
      <style:text-properties style:font-name="Times New Roman" fo:font-weight="bold" style:font-weight-asian="bold"/>
    </style:style>
    <style:style style:name="P52" style:parent-style-name="TDC1" style:family="paragraph">
      <style:paragraph-properties>
        <style:tab-stops>
          <style:tab-stop style:type="right" style:leader-style="dotted" style:leader-text="." style:position="6.1305in"/>
        </style:tab-stops>
      </style:paragraph-properties>
    </style:style>
    <style:style style:name="T53" style:parent-style-name="Hipervínculo" style:family="text">
      <style:text-properties style:font-name="Times New Roman" fo:font-weight="bold" style:font-weight-asian="bold"/>
    </style:style>
    <style:style style:name="P54" style:parent-style-name="TDC2" style:family="paragraph">
      <style:paragraph-properties>
        <style:tab-stops>
          <style:tab-stop style:type="right" style:leader-style="dotted" style:leader-text="." style:position="5.9777in"/>
        </style:tab-stops>
      </style:paragraph-properties>
    </style:style>
    <style:style style:name="T55" style:parent-style-name="Hipervínculo" style:family="text">
      <style:text-properties style:font-name="Times New Roman" fo:font-weight="bold" style:font-weight-asian="bold"/>
    </style:style>
    <style:style style:name="P56" style:parent-style-name="TDC2" style:family="paragraph">
      <style:paragraph-properties>
        <style:tab-stops>
          <style:tab-stop style:type="right" style:leader-style="dotted" style:leader-text="." style:position="5.9777in"/>
        </style:tab-stops>
      </style:paragraph-properties>
    </style:style>
    <style:style style:name="T57" style:parent-style-name="Hipervínculo" style:family="text">
      <style:text-properties style:font-name="Times New Roman" fo:font-weight="bold" style:font-weight-asian="bold"/>
    </style:style>
    <style:style style:name="P58" style:parent-style-name="TDC2" style:family="paragraph">
      <style:paragraph-properties>
        <style:tab-stops>
          <style:tab-stop style:type="right" style:leader-style="dotted" style:leader-text="." style:position="5.9777in"/>
        </style:tab-stops>
      </style:paragraph-properties>
    </style:style>
    <style:style style:name="T59" style:parent-style-name="Hipervínculo" style:family="text">
      <style:text-properties style:font-name="Times New Roman" fo:font-weight="bold" style:font-weight-asian="bold"/>
    </style:style>
    <style:style style:name="P60" style:parent-style-name="Normal" style:family="paragraph">
      <style:text-properties style:font-name="Arial" style:font-name-complex="Arial" fo:font-size="20pt" style:font-size-asian="20pt" style:font-size-complex="32pt"/>
    </style:style>
    <style:style style:name="P61" style:parent-style-name="Normal" style:family="paragraph">
      <style:text-properties style:font-name="Arial" style:font-name-complex="Arial" fo:font-size="20pt" style:font-size-asian="20pt" style:font-size-complex="32pt"/>
    </style:style>
    <style:style style:name="P62" style:parent-style-name="Normal" style:family="paragraph">
      <style:text-properties style:font-name="Arial" style:font-name-complex="Arial" fo:font-size="20pt" style:font-size-asian="20pt" style:font-size-complex="32pt"/>
    </style:style>
    <style:style style:name="P63" style:parent-style-name="Normal" style:family="paragraph">
      <style:text-properties style:font-name="Arial" style:font-name-complex="Arial" fo:font-size="20pt" style:font-size-asian="20pt" style:font-size-complex="32pt"/>
    </style:style>
    <style:style style:name="P64" style:parent-style-name="Normal" style:family="paragraph">
      <style:text-properties style:font-name="Arial" style:font-name-complex="Arial" fo:font-size="20pt" style:font-size-asian="20pt" style:font-size-complex="32pt"/>
    </style:style>
    <style:style style:name="P65" style:parent-style-name="Normal" style:family="paragraph">
      <style:text-properties style:font-name="Arial" style:font-name-complex="Arial" fo:font-size="20pt" style:font-size-asian="20pt" style:font-size-complex="32pt"/>
    </style:style>
    <style:style style:name="P66" style:parent-style-name="Título1" style:family="paragraph">
      <style:paragraph-properties fo:margin-top="0in" fo:margin-bottom="0.25in" fo:margin-left="0.2479in" fo:text-indent="-0.2479in">
        <style:tab-stops/>
      </style:paragraph-properties>
      <style:text-properties style:font-name="Times New Roman" fo:font-weight="bold" style:font-weight-asian="bold" style:use-window-font-color="true" fo:font-size="18pt" style:font-size-asian="18pt"/>
    </style:style>
    <style:style style:name="P67"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68" style:parent-style-name="Normal" style:family="paragraph">
      <style:paragraph-properties fo:text-align="justify" fo:margin-bottom="0.25in" fo:line-height="150%"/>
      <style:text-properties style:font-name="Arial" style:font-name-complex="Arial" fo:font-size="12pt" style:font-size-asian="12pt" style:font-size-complex="18pt"/>
    </style:style>
    <style:style style:name="P69"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70" style:parent-style-name="Normal" style:family="paragraph">
      <style:paragraph-properties fo:text-align="justify" fo:margin-bottom="0.25in" fo:line-height="150%"/>
      <style:text-properties style:font-name="Arial" style:font-name-complex="Arial" fo:font-size="12pt" style:font-size-asian="12pt" style:font-size-complex="18pt"/>
    </style:style>
    <style:style style:name="P71" style:parent-style-name="Normal" style:family="paragraph">
      <style:paragraph-properties fo:text-align="justify" fo:margin-bottom="0.25in" fo:line-height="150%"/>
      <style:text-properties style:font-name="Arial" style:font-name-complex="Arial" fo:font-size="12pt" style:font-size-asian="12pt" style:font-size-complex="18pt"/>
    </style:style>
    <style:style style:name="P72" style:parent-style-name="Normal" style:family="paragraph">
      <style:paragraph-properties fo:text-align="justify" fo:margin-bottom="0.25in" fo:line-height="150%"/>
      <style:text-properties style:font-name="Arial" style:font-name-complex="Arial" fo:font-size="12pt" style:font-size-asian="12pt" style:font-size-complex="18pt"/>
    </style:style>
    <style:style style:name="P73"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74" style:parent-style-name="Normal" style:family="paragraph">
      <style:paragraph-properties fo:text-align="justify" fo:margin-bottom="0.25in" fo:line-height="150%"/>
      <style:text-properties style:font-name="Arial" style:font-name-complex="Arial" fo:font-size="12pt" style:font-size-asian="12pt" style:font-size-complex="18pt"/>
    </style:style>
    <style:style style:name="P75"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76" style:parent-style-name="Normal" style:family="paragraph">
      <style:paragraph-properties fo:text-align="justify" fo:margin-bottom="0.1666in" fo:line-height="150%"/>
      <style:text-properties style:font-name="Arial" style:font-name-complex="Arial" fo:font-size="12pt" style:font-size-asian="12pt" style:font-size-complex="18pt"/>
    </style:style>
    <style:style style:name="P77" style:parent-style-name="Normal" style:family="paragraph">
      <style:paragraph-properties fo:text-align="justify" fo:margin-bottom="0.1666in" fo:line-height="150%"/>
      <style:text-properties style:font-name="Arial" style:font-name-complex="Arial" fo:font-size="12pt" style:font-size-asian="12pt" style:font-size-complex="18pt"/>
    </style:style>
    <style:style style:name="P78"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79"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80"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81"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82"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83"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84"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85" style:parent-style-name="Párrafodelista" style:family="paragraph">
      <style:paragraph-properties fo:text-align="justify" fo:margin-bottom="0.1666in" fo:line-height="150%"/>
      <style:text-properties style:font-name="Arial" style:font-name-complex="Arial" fo:font-size="12pt" style:font-size-asian="12pt" style:font-size-complex="18pt"/>
    </style:style>
    <style:style style:name="P86" style:parent-style-name="Título2" style:family="paragraph">
      <style:paragraph-properties fo:margin-top="0in" fo:margin-bottom="0.1666in"/>
      <style:text-properties style:font-name="Times New Roman" fo:font-weight="bold" style:font-weight-asian="bold" style:use-window-font-color="true" fo:font-size="14pt" style:font-size-asian="14pt"/>
    </style:style>
    <style:style style:name="P87" style:parent-style-name="Normal" style:family="paragraph">
      <style:paragraph-properties fo:text-align="justify" fo:margin-bottom="0.1666in" fo:line-height="150%"/>
      <style:text-properties style:font-name="Arial" fo:font-size="12pt" style:font-size-asian="12pt" style:font-size-complex="12pt"/>
    </style:style>
    <style:style style:name="P88" style:parent-style-name="Normal" style:family="paragraph">
      <style:paragraph-properties fo:text-align="justify" fo:margin-bottom="0.25in" fo:line-height="150%"/>
      <style:text-properties style:font-name="Arial" style:font-name-complex="Arial" fo:font-size="12pt" style:font-size-asian="12pt" style:font-size-complex="18pt"/>
    </style:style>
    <style:style style:name="P89" style:parent-style-name="Título1" style:family="paragraph">
      <style:paragraph-properties fo:margin-top="0in" fo:margin-bottom="0.0833in"/>
      <style:text-properties style:font-name="Times New Roman" fo:font-weight="bold" style:font-weight-asian="bold" style:use-window-font-color="true" fo:font-size="18pt" style:font-size-asian="18pt"/>
    </style:style>
    <style:style style:name="P90" style:parent-style-name="Normal" style:family="paragraph">
      <style:paragraph-properties fo:text-align="justify" fo:margin-bottom="0.0833in"/>
      <style:text-properties style:font-name="Arial" fo:font-size="12pt" style:font-size-asian="12pt" style:font-size-complex="12pt"/>
    </style:style>
    <style:style style:name="P91" style:parent-style-name="Normal" style:family="paragraph">
      <style:paragraph-properties fo:text-align="justify" fo:margin-bottom="0.25in" fo:line-height="150%"/>
      <style:text-properties style:font-name="Arial" style:font-name-complex="Arial" fo:font-size="12pt" style:font-size-asian="12pt" style:font-size-complex="32pt"/>
    </style:style>
    <style:style style:name="P92" style:parent-style-name="Normal" style:family="paragraph">
      <style:paragraph-properties fo:text-align="justify" fo:margin-bottom="0.25in" fo:line-height="150%"/>
      <style:text-properties style:font-name="Arial" style:font-name-complex="Arial" fo:font-size="12pt" style:font-size-asian="12pt" style:font-size-complex="32pt"/>
    </style:style>
    <style:style style:name="P93" style:parent-style-name="Normal" style:family="paragraph">
      <style:paragraph-properties fo:text-align="justify" fo:margin-bottom="0.25in" fo:line-height="150%"/>
      <style:text-properties style:font-name="Arial" style:font-name-complex="Arial" fo:font-size="12pt" style:font-size-asian="12pt" style:font-size-complex="32pt"/>
    </style:style>
    <style:style style:name="P94"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95" style:parent-style-name="Normal" style:family="paragraph">
      <style:paragraph-properties fo:text-align="justify" fo:margin-bottom="0.25in" fo:line-height="150%"/>
      <style:text-properties style:font-name="Arial" style:font-name-complex="Arial" fo:font-size="12pt" style:font-size-asian="12pt" style:font-size-complex="32pt"/>
    </style:style>
    <style:style style:name="P96" style:parent-style-name="Normal" style:family="paragraph">
      <style:paragraph-properties fo:text-align="justify" fo:margin-bottom="0.25in" fo:line-height="150%"/>
      <style:text-properties style:font-name="Arial" style:font-name-complex="Arial" fo:font-size="12pt" style:font-size-asian="12pt" style:font-size-complex="32pt"/>
    </style:style>
    <style:style style:name="P97" style:parent-style-name="Normal" style:family="paragraph">
      <style:paragraph-properties fo:text-align="justify" fo:margin-bottom="0.25in" fo:line-height="150%"/>
      <style:text-properties style:font-name="Arial" style:font-name-complex="Arial" fo:font-size="12pt" style:font-size-asian="12pt" style:font-size-complex="32pt"/>
    </style:style>
    <style:style style:name="P98" style:parent-style-name="Normal" style:family="paragraph">
      <style:paragraph-properties fo:text-align="justify" fo:margin-bottom="0.25in" fo:line-height="150%"/>
      <style:text-properties style:font-name="Arial" style:font-name-complex="Arial" fo:font-size="12pt" style:font-size-asian="12pt" style:font-size-complex="32pt"/>
    </style:style>
    <style:style style:name="P99"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100" style:parent-style-name="Normal" style:family="paragraph">
      <style:paragraph-properties fo:text-align="justify" fo:margin-bottom="0.1666in"/>
      <style:text-properties style:font-name="Arial" style:font-name-complex="Arial" fo:font-size="12pt" style:font-size-asian="12pt" style:font-size-complex="32pt"/>
    </style:style>
    <style:style style:name="P101"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2"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3"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4"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5"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6"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7"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8" style:parent-style-name="Párrafodelista" style:family="paragraph">
      <style:paragraph-properties fo:text-align="justify" fo:margin-bottom="0.1666in"/>
      <style:text-properties style:font-name="Arial" style:font-name-complex="Arial" fo:font-size="12pt" style:font-size-asian="12pt" style:font-size-complex="32pt"/>
    </style:style>
    <style:style style:name="P109"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110" style:parent-style-name="Normal" style:family="paragraph">
      <style:paragraph-properties fo:text-align="justify" fo:margin-bottom="0.0833in"/>
      <style:text-properties style:font-name="Arial" fo:font-size="12pt" style:font-size-asian="12pt" style:font-size-complex="12pt"/>
    </style:style>
    <style:style style:name="P111" style:parent-style-name="Normal" style:family="paragraph">
      <style:paragraph-properties fo:text-align="justify" fo:margin-bottom="0.1666in" fo:line-height="150%"/>
      <style:text-properties style:font-name="Arial" style:font-name-complex="Arial" fo:font-size="12pt" style:font-size-asian="12pt" style:font-size-complex="32pt"/>
    </style:style>
    <style:style style:name="P112" style:parent-style-name="Título1" style:family="paragraph">
      <style:paragraph-properties fo:margin-top="0in" fo:margin-bottom="0.0833in"/>
      <style:text-properties style:font-name="Times New Roman" fo:font-weight="bold" style:font-weight-asian="bold" style:use-window-font-color="true" fo:font-size="18pt" style:font-size-asian="18pt"/>
    </style:style>
    <style:style style:name="P113"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114" style:parent-style-name="Normal" style:family="paragraph">
      <style:paragraph-properties fo:text-align="justify" fo:line-height="150%"/>
      <style:text-properties style:font-name="Arial" style:font-name-complex="Arial" fo:font-size="12pt" style:font-size-asian="12pt" style:font-size-complex="32pt"/>
    </style:style>
    <style:style style:name="P115" style:parent-style-name="Párrafodelista" style:family="paragraph">
      <style:paragraph-properties fo:text-align="justify" fo:line-height="150%"/>
      <style:text-properties style:font-name="Arial" style:font-name-complex="Arial" fo:font-size="12pt" style:font-size-asian="12pt" style:font-size-complex="32pt"/>
    </style:style>
    <style:style style:name="P116" style:parent-style-name="Párrafodelista" style:family="paragraph">
      <style:paragraph-properties fo:text-align="justify" fo:line-height="150%"/>
      <style:text-properties style:font-name="Arial" style:font-name-complex="Arial" fo:font-size="12pt" style:font-size-asian="12pt" style:font-size-complex="32pt"/>
    </style:style>
    <style:style style:name="P117" style:parent-style-name="Párrafodelista" style:family="paragraph">
      <style:paragraph-properties fo:text-align="justify" fo:line-height="150%"/>
      <style:text-properties style:font-name="Arial" style:font-name-complex="Arial" fo:font-size="12pt" style:font-size-asian="12pt" style:font-size-complex="32pt"/>
    </style:style>
    <style:style style:name="P118" style:parent-style-name="Párrafodelista" style:family="paragraph">
      <style:paragraph-properties fo:text-align="justify" fo:line-height="150%"/>
      <style:text-properties style:font-name="Arial" style:font-name-complex="Arial" fo:font-size="12pt" style:font-size-asian="12pt" style:font-size-complex="32pt"/>
    </style:style>
    <style:style style:name="P119" style:parent-style-name="Párrafodelista" style:family="paragraph">
      <style:paragraph-properties fo:text-align="justify" fo:line-height="150%"/>
      <style:text-properties style:font-name="Arial" style:font-name-complex="Arial" fo:font-size="12pt" style:font-size-asian="12pt" style:font-size-complex="32pt"/>
    </style:style>
    <style:style style:name="P120" style:parent-style-name="Párrafodelista" style:family="paragraph">
      <style:paragraph-properties fo:text-align="justify" fo:line-height="150%"/>
    </style:style>
    <style:style style:name="T121" style:parent-style-name="Fuentedepárrafopredeter." style:family="text">
      <style:text-properties style:font-name="Arial" style:font-name-complex="Arial" fo:font-size="12pt" style:font-size-asian="12pt" style:font-size-complex="32pt"/>
    </style:style>
    <style:style style:name="T122" style:parent-style-name="Fuentedepárrafopredeter." style:family="text">
      <style:text-properties style:font-name="Arial" style:font-name-complex="Arial" fo:font-size="12pt" style:font-size-asian="12pt" style:font-size-complex="32pt"/>
    </style:style>
    <style:style style:name="P123"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124" style:parent-style-name="Normal" style:family="paragraph">
      <style:paragraph-properties fo:text-align="justify" fo:margin-bottom="0.1666in" fo:line-height="150%"/>
      <style:text-properties style:font-name="Arial" style:font-name-complex="Arial" fo:font-size="12pt" style:font-size-asian="12pt" style:font-size-complex="32pt"/>
    </style:style>
    <style:style style:name="P125"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126" style:parent-style-name="Normal" style:family="paragraph">
      <style:paragraph-properties fo:margin-bottom="0.0833in"/>
      <style:text-properties style:font-name="Times New Roman" fo:font-weight="bold" style:font-weight-asian="bold" fo:font-size="14pt" style:font-size-asian="14pt"/>
    </style:style>
    <style:style style:name="P127" style:parent-style-name="Normal" style:family="paragraph">
      <style:paragraph-properties fo:text-align="justify" fo:line-height="150%"/>
      <style:text-properties style:font-name="Arial" style:font-name-complex="Arial" fo:font-size="12pt" style:font-size-asian="12pt" style:font-size-complex="32pt"/>
    </style:style>
    <style:style style:name="P128" style:parent-style-name="Normal" style:family="paragraph">
      <style:paragraph-properties fo:text-align="justify"/>
      <style:text-properties style:font-name="Arial" style:font-name-complex="Arial" fo:font-size="12pt" style:font-size-asian="12pt" style:font-size-complex="32pt"/>
    </style:style>
    <style:style style:name="P129" style:parent-style-name="Título1" style:family="paragraph">
      <style:paragraph-properties fo:margin-top="0in" fo:margin-bottom="0.0833in"/>
      <style:text-properties style:font-name="Times New Roman" fo:font-weight="bold" style:font-weight-asian="bold" style:use-window-font-color="true" fo:font-size="18pt" style:font-size-asian="18pt"/>
    </style:style>
    <style:style style:name="P130"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131" style:parent-style-name="Normal" style:family="paragraph">
      <style:paragraph-properties fo:text-align="justify" fo:margin-bottom="0.1666in" fo:line-height="150%"/>
      <style:text-properties style:font-name="Arial" style:font-name-complex="Arial" fo:font-size="12pt" style:font-size-asian="12pt" style:font-size-complex="32pt"/>
    </style:style>
    <style:style style:name="P132" style:parent-style-name="Normal" style:family="paragraph">
      <style:paragraph-properties fo:margin-bottom="0.0277in" fo:line-height="150%"/>
      <style:text-properties style:font-name="Arial" style:font-name-complex="Arial" fo:font-size="12pt" style:font-size-asian="12pt" style:font-size-complex="32pt"/>
    </style:style>
    <style:style style:name="P133" style:parent-style-name="Normal" style:family="paragraph">
      <style:paragraph-properties fo:margin-bottom="0.0277in" fo:line-height="150%"/>
      <style:text-properties style:font-name="Arial" style:font-name-complex="Arial" fo:font-size="12pt" style:font-size-asian="12pt" style:font-size-complex="32pt"/>
    </style:style>
    <style:style style:name="P134" style:parent-style-name="Normal" style:family="paragraph">
      <style:paragraph-properties fo:margin-bottom="0.0277in" fo:line-height="150%"/>
      <style:text-properties style:font-name="Arial" style:font-name-complex="Arial" fo:font-size="12pt" style:font-size-asian="12pt" style:font-size-complex="32pt"/>
    </style:style>
    <style:style style:name="P135" style:parent-style-name="Normal" style:family="paragraph">
      <style:paragraph-properties fo:margin-bottom="0.0277in" fo:line-height="150%"/>
      <style:text-properties style:font-name="Arial" style:font-name-complex="Arial" fo:font-size="12pt" style:font-size-asian="12pt" style:font-size-complex="32pt"/>
    </style:style>
    <style:style style:name="P136" style:parent-style-name="Normal" style:family="paragraph">
      <style:paragraph-properties fo:margin-bottom="0.0277in" fo:line-height="150%"/>
      <style:text-properties style:font-name="Arial" style:font-name-complex="Arial" fo:font-size="12pt" style:font-size-asian="12pt" style:font-size-complex="32pt"/>
    </style:style>
    <style:style style:name="P137" style:parent-style-name="Normal" style:family="paragraph">
      <style:paragraph-properties fo:margin-bottom="0.0277in" fo:line-height="150%"/>
      <style:text-properties style:font-name="Arial" style:font-name-complex="Arial" fo:font-size="12pt" style:font-size-asian="12pt" style:font-size-complex="32pt"/>
    </style:style>
    <style:style style:name="P138" style:parent-style-name="Normal" style:family="paragraph">
      <style:paragraph-properties fo:margin-bottom="0.0277in" fo:line-height="150%"/>
      <style:text-properties style:font-name="Arial" style:font-name-complex="Arial" fo:font-size="12pt" style:font-size-asian="12pt" style:font-size-complex="32pt"/>
    </style:style>
    <style:style style:name="P139" style:parent-style-name="Normal" style:family="paragraph">
      <style:paragraph-properties fo:margin-bottom="0.0277in"/>
      <style:text-properties style:font-name="Arial" style:font-name-complex="Arial" fo:font-size="12pt" style:font-size-asian="12pt" style:font-size-complex="32pt"/>
    </style:style>
    <style:style style:name="TableColumn141" style:family="table-column">
      <style:table-column-properties style:column-width="1.2027in" style:use-optimal-column-width="false"/>
    </style:style>
    <style:style style:name="TableColumn142" style:family="table-column">
      <style:table-column-properties style:column-width="1.1604in" style:use-optimal-column-width="false"/>
    </style:style>
    <style:style style:name="TableColumn143" style:family="table-column">
      <style:table-column-properties style:column-width="1.6736in" style:use-optimal-column-width="false"/>
    </style:style>
    <style:style style:name="TableColumn144" style:family="table-column">
      <style:table-column-properties style:column-width="1.3777in" style:use-optimal-column-width="false"/>
    </style:style>
    <style:style style:name="TableColumn145" style:family="table-column">
      <style:table-column-properties style:column-width="1.3784in" style:use-optimal-column-width="false"/>
    </style:style>
    <style:style style:name="Table140" style:family="table">
      <style:table-properties style:width="6.793in" fo:margin-left="-0.2993in" table:align="left"/>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top="0.0833in" fo:margin-bottom="0.0555in" fo:line-height="100%"/>
    </style:style>
    <style:style style:name="T149" style:parent-style-name="Fuentedepárrafopredeter." style:family="text">
      <style:text-properties style:font-name="Arial" fo:font-weight="bold" style:font-weight-asian="bold"/>
    </style:style>
    <style:style style:name="T150" style:parent-style-name="Fuentedepárrafopredeter." style:family="text">
      <style:text-properties style:font-name="Arial" style:font-name-complex="Arial" fo:font-weight="bold" style:font-weight-asian="bold" style:font-size-complex="3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top="0.0833in" fo:margin-bottom="0.0555in" fo:line-height="100%"/>
      <style:text-properties style:font-name="Arial" style:font-name-complex="Arial" fo:font-weight="bold" style:font-weight-asian="bold" style:font-size-complex="3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top="0.0833in" fo:margin-bottom="0.0555in" fo:line-height="100%"/>
      <style:text-properties style:font-name="Arial" style:font-name-complex="Arial" fo:font-weight="bold" style:font-weight-asian="bold" style:font-size-complex="32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top="0.0833in" fo:margin-bottom="0.0555in" fo:line-height="100%"/>
      <style:text-properties style:font-name="Arial" style:font-name-complex="Arial" fo:font-weight="bold" style:font-weight-asian="bold" style:font-size-complex="32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top="0.0833in" fo:margin-bottom="0.0555in" fo:line-height="100%"/>
      <style:text-properties style:font-name="Arial" style:font-name-complex="Arial" fo:font-weight="bold" style:font-weight-asian="bold" style:font-size-complex="32pt"/>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P170" style:parent-style-name="Normal" style:family="paragraph">
      <style:paragraph-properties fo:margin-bottom="0.0277in"/>
      <style:text-properties style:font-name="Arial" style:font-name-complex="Arial" fo:font-size="12pt" style:font-size-asian="12pt" style:font-size-complex="32pt"/>
    </style:style>
    <style:style style:name="P171" style:parent-style-name="Normal" style:family="paragraph">
      <style:paragraph-properties fo:margin-bottom="0.0277in"/>
      <style:text-properties style:font-name="Arial" style:font-name-complex="Arial" fo:font-size="12pt" style:font-size-asian="12pt" style:font-size-complex="32pt"/>
    </style:style>
    <style:style style:name="P172"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173" style:parent-style-name="Normal" style:family="paragraph">
      <style:paragraph-properties fo:margin-bottom="0.0277in"/>
      <style:text-properties style:font-name="Arial" style:font-name-complex="Arial" fo:font-size="12pt" style:font-size-asian="12pt" style:font-size-complex="32pt"/>
    </style:style>
    <style:style style:name="TableColumn175" style:family="table-column">
      <style:table-column-properties style:column-width="1.2805in" style:use-optimal-column-width="false"/>
    </style:style>
    <style:style style:name="TableColumn176" style:family="table-column">
      <style:table-column-properties style:column-width="2.0666in" style:use-optimal-column-width="false"/>
    </style:style>
    <style:style style:name="TableColumn177" style:family="table-column">
      <style:table-column-properties style:column-width="1.5555in" style:use-optimal-column-width="false"/>
    </style:style>
    <style:style style:name="TableColumn178" style:family="table-column">
      <style:table-column-properties style:column-width="1.5944in" style:use-optimal-column-width="false"/>
    </style:style>
    <style:style style:name="Table174" style:family="table">
      <style:table-properties style:width="6.4972in" fo:margin-left="-0.2006in" table:align="left"/>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0277in" fo:line-height="100%"/>
      <style:text-properties style:font-name="Arial" style:font-name-complex="Arial" fo:font-weight="bold" style:font-weight-asian="bold"/>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0277in" fo:line-height="100%"/>
      <style:text-properties style:font-name="Arial" style:font-name-complex="Arial" fo:font-weight="bold" style:font-weight-asian="bold"/>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0277in" fo:line-height="100%"/>
      <style:text-properties style:font-name="Arial" style:font-name-complex="Arial" fo:font-weight="bold" style:font-weight-asian="bold"/>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0277in" fo:line-height="100%"/>
      <style:text-properties style:font-name="Arial" style:font-name-complex="Arial" fo:font-weight="bold" style:font-weight-asian="bold"/>
    </style:style>
    <style:style style:name="TableRow188" style:family="table-row">
      <style:table-row-properties style:min-row-height="0.5659in"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0277in" fo:line-height="100%"/>
      <style:text-properties style:font-name="Arial" style:font-name-complex="Arial" fo:font-size="10pt" style:font-size-asian="10pt" style:font-size-complex="32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bottom="0.0277in" fo:line-height="100%"/>
      <style:text-properties style:font-name="Arial" style:font-name-complex="Arial" fo:font-size="10pt" style:font-size-asian="10pt" style:font-size-complex="32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Row206" style:family="table-row">
      <style:table-row-properties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bottom="0.0277in" fo:line-height="100%"/>
      <style:text-properties style:font-name="Arial" style:font-name-complex="Arial" fo:font-size="10pt" style:font-size-asian="10pt" style:font-size-complex="32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0277in" fo:line-height="100%"/>
      <style:text-properties style:font-name="Arial" style:font-name-complex="Arial" fo:font-size="10pt" style:font-size-asian="10pt" style:font-size-complex="32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0277in" fo:line-height="100%"/>
      <style:text-properties style:font-name="Arial" style:font-name-complex="Arial" fo:font-size="10pt" style:font-size-asian="10pt" style:font-size-complex="32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top="0.0833in" fo:margin-bottom="0.0555in" fo:line-height="100%"/>
      <style:text-properties style:font-name="Arial" style:font-name-complex="Arial" fo:font-size="10pt" style:font-size-asian="10pt" style:font-size-complex="32pt"/>
    </style:style>
    <style:style style:name="P233" style:parent-style-name="Normal" style:family="paragraph">
      <style:text-properties style:font-name="Times New Roman" style:font-name-asian="Times New Roman" fo:font-weight="bold" style:font-weight-asian="bold" fo:font-size="14pt" style:font-size-asian="14pt" style:font-size-complex="13pt"/>
    </style:style>
    <style:style style:name="P234" style:parent-style-name="Título2" style:family="paragraph">
      <style:paragraph-properties fo:margin-top="0in" fo:margin-bottom="0.0833in"/>
      <style:text-properties style:font-name="Times New Roman" fo:font-weight="bold" style:font-weight-asian="bold" style:use-window-font-color="true" fo:font-size="14pt" style:font-size-asian="14pt"/>
    </style:style>
    <style:style style:name="P235" style:parent-style-name="Normal" style:family="paragraph">
      <style:paragraph-properties fo:text-align="justify" fo:margin-bottom="0.0555in" fo:line-height="150%"/>
      <style:text-properties style:font-name="Arial" style:font-name-complex="Arial" fo:font-size="12pt" style:font-size-asian="12pt" style:font-size-complex="32pt"/>
    </style:style>
    <style:style style:name="P236" style:parent-style-name="Normal" style:family="paragraph">
      <style:paragraph-properties fo:text-align="justify" fo:margin-bottom="0.0555in" fo:line-height="150%"/>
      <style:text-properties style:font-name="Arial" style:font-name-complex="Arial" fo:font-size="12pt" style:font-size-asian="12pt" style:font-size-complex="32pt"/>
    </style:style>
    <style:style style:name="P237" style:parent-style-name="Normal" style:family="paragraph">
      <style:paragraph-properties fo:text-align="justify" fo:margin-bottom="0.0555in" fo:line-height="150%"/>
      <style:text-properties style:font-name="Arial" style:font-name-complex="Arial" fo:font-size="12pt" style:font-size-asian="12pt" style:font-size-complex="32pt"/>
    </style:style>
    <style:style style:name="P238" style:parent-style-name="Normal" style:family="paragraph">
      <style:paragraph-properties fo:text-align="justify" fo:margin-bottom="0.0555in" fo:line-height="150%"/>
      <style:text-properties style:font-name="Arial" style:font-name-complex="Arial" fo:font-size="12pt" style:font-size-asian="12pt" style:font-size-complex="32pt"/>
    </style:style>
    <style:style style:name="P239" style:parent-style-name="Normal" style:family="paragraph">
      <style:paragraph-properties fo:text-align="justify" fo:margin-bottom="0.0555in" fo:line-height="150%"/>
      <style:text-properties style:font-name="Arial" style:font-name-complex="Arial" fo:font-size="12pt" style:font-size-asian="12pt" style:font-size-complex="32pt"/>
    </style:style>
    <style:style style:name="P240" style:parent-style-name="Normal" style:family="paragraph">
      <style:paragraph-properties fo:text-align="justify" fo:margin-bottom="0.0555in" fo:line-height="150%"/>
    </style:style>
    <style:style style:name="T241" style:parent-style-name="Fuentedepárrafopredeter." style:family="text">
      <style:text-properties style:font-name="Arial" style:font-name-complex="Arial" fo:font-size="12pt" style:font-size-asian="12pt" style:font-size-complex="32pt"/>
    </style:style>
  </office:automatic-styles>
  <office:body>
    <office:text text:use-soft-page-breaks="true">
      <text:p text:style-name="P1">________________________</text:p>
      <text:p text:style-name="P2">Documento de Visión y Alcance</text:p>
      <text:p text:style-name="P3">Para</text:p>
      <text:p text:style-name="P4"><text:span text:style-name="T5">&lt;</text:span><text:span text:style-name="T6">Sistema de Facturación e Inventario</text:span><text:span text:style-name="T7">&gt;</text:span></text:p>
      <text:p text:style-name="P8"/>
      <text:p text:style-name="P9">Versión 1.0 aprobada</text:p>
      <text:p text:style-name="P10"/>
      <text:p text:style-name="P11">Preparado por</text:p>
      <text:p text:style-name="P12"/>
      <text:p text:style-name="P13">&lt;LC <text:s/>Systems&gt;</text:p>
      <text:p text:style-name="P14"/>
      <text:p text:style-name="P15">&lt;16 de Marzo del 2015&gt;</text:p>
      <text:p text:style-name="P16"/>
      <text:p text:style-name="P17"/>
      <text:p text:style-name="P18"/>
      <text:p text:style-name="P19"/>
      <text:p text:style-name="P20"/>
      <text:soft-page-break/>
      <text:p text:style-name="P21">Tabla de Contenidos</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2"><text:a xlink:href="#_Toc422076767" office:target-frame-name="_top" xlink:show="replace"><text:span text:style-name="T23">1.</text:span><text:span text:style-name="T24"><text:tab/></text:span><text:span text:style-name="T25">Requerimientos del Negocio</text:span><text:tab/>2</text:a></text:p>
          <text:p text:style-name="P26"><text:a xlink:href="#_Toc422076768" office:target-frame-name="_top" xlink:show="replace"><text:span text:style-name="T27">1.1. Fondo</text:span><text:tab/>2</text:a></text:p>
          <text:p text:style-name="P28"><text:a xlink:href="#_Toc422076769" office:target-frame-name="_top" xlink:show="replace"><text:span text:style-name="T29">1.2. Oportunidad de negocio</text:span><text:tab/>3</text:a></text:p>
          <text:p text:style-name="P30"><text:a xlink:href="#_Toc422076770" office:target-frame-name="_top" xlink:show="replace"><text:span text:style-name="T31">1.3. Objetivos de negocio y criterios de éxito</text:span><text:tab/>3</text:a></text:p>
          <text:p text:style-name="P32"><text:a xlink:href="#_Toc422076771" office:target-frame-name="_top" xlink:show="replace"><text:span text:style-name="T33">1.4. Clientes o las necesidades del mercado</text:span><text:tab/>4</text:a></text:p>
          <text:p text:style-name="P34"><text:a xlink:href="#_Toc422076772" office:target-frame-name="_top" xlink:show="replace"><text:span text:style-name="T35">1.5. Riesgos del negocio</text:span><text:tab/>4</text:a></text:p>
          <text:p text:style-name="P36"><text:a xlink:href="#_Toc422076773" office:target-frame-name="_top" xlink:show="replace"><text:span text:style-name="T37">2. Visión de la Solución</text:span><text:tab/>5</text:a></text:p>
          <text:p text:style-name="P38"><text:a xlink:href="#_Toc422076774" office:target-frame-name="_top" xlink:show="replace"><text:span text:style-name="T39">2.1. Declaración de la Visión</text:span><text:tab/>5</text:a></text:p>
          <text:p text:style-name="P40"><text:a xlink:href="#_Toc422076775" office:target-frame-name="_top" xlink:show="replace"><text:span text:style-name="T41">2.2. Principales Características</text:span><text:tab/>6</text:a></text:p>
          <text:p text:style-name="P42"><text:a xlink:href="#_Toc422076776" office:target-frame-name="_top" xlink:show="replace"><text:span text:style-name="T43">2.3. Suposiciones y dependencias</text:span><text:tab/>6</text:a></text:p>
          <text:p text:style-name="P44"><text:a xlink:href="#_Toc422076777" office:target-frame-name="_top" xlink:show="replace"><text:span text:style-name="T45">3. Alcance y limitaciones</text:span><text:tab/>7</text:a></text:p>
          <text:p text:style-name="P46"><text:a xlink:href="#_Toc422076778" office:target-frame-name="_top" xlink:show="replace"><text:span text:style-name="T47">3.1. Alcance de la Versión inicial</text:span><text:tab/>7</text:a></text:p>
          <text:p text:style-name="P48"><text:a xlink:href="#_Toc422076779" office:target-frame-name="_top" xlink:show="replace"><text:span text:style-name="T49">3.2. Ámbito de posteriores cambios</text:span><text:tab/>7</text:a></text:p>
          <text:p text:style-name="P50"><text:a xlink:href="#_Toc422076780" office:target-frame-name="_top" xlink:show="replace"><text:span text:style-name="T51">3.3. Limitaciones y exclusiones</text:span><text:tab/>7</text:a></text:p>
          <text:p text:style-name="P52"><text:a xlink:href="#_Toc422076781" office:target-frame-name="_top" xlink:show="replace"><text:span text:style-name="T53">4. Contexto de Negocio</text:span><text:tab/>8</text:a></text:p>
          <text:p text:style-name="P54"><text:a xlink:href="#_Toc422076782" office:target-frame-name="_top" xlink:show="replace"><text:span text:style-name="T55">4.1. Perfiles de los actores</text:span><text:tab/>8</text:a></text:p>
          <text:p text:style-name="P56"><text:a xlink:href="#_Toc422076783" office:target-frame-name="_top" xlink:show="replace"><text:span text:style-name="T57">4.2. Prioridades del proyecto</text:span><text:tab/>9</text:a></text:p>
          <text:p text:style-name="P58"><text:a xlink:href="#_Toc422076784" office:target-frame-name="_top" xlink:show="replace"><text:span text:style-name="T59">4.3. Entorno de funcionamiento</text:span><text:tab/>9</text:a></text:p>
        </text:index-body>
      </text:table-of-content>
      <text:p text:style-name="Normal"/>
      <text:p text:style-name="P60"/>
      <text:p text:style-name="P61"/>
      <text:p text:style-name="P62"/>
      <text:p text:style-name="P63"/>
      <text:p text:style-name="P64"/>
      <text:p text:style-name="P65"/>
      <text:list text:style-name="LFO1" text:continue-numbering="true">
        <text:list-item>
          <text:p text:style-name="P66"><text:bookmark-start text:name="_Toc414317817"/><text:bookmark-start text:name="_Toc422076767"/><text:soft-page-break/>Requerimientos del Negocio<text:bookmark-end text:name="_Toc414317817"/><text:bookmark-end text:name="_Toc422076767"/></text:p>
        </text:list-item>
      </text:list>
      <text:h text:style-name="P67" text:outline-level="2"><text:bookmark-start text:name="_Toc414317818"/><text:bookmark-start text:name="_Toc422076768"/>1.1. Fondo<text:bookmark-end text:name="_Toc414317818"/><text:bookmark-end text:name="_Toc422076768"/></text:h>
      <text:p text:style-name="P68">Los fundamentos básicos para la creación de un nuevo<text:s/>producto tales como el diseño e implementación de un sistema informático utilizado en los negocios para agilización de los mismos son de suma importancia, por lo tanto es muy necesaria la existencia de un sistema eficiente en la actualidad en cada uno de los negocios ya que su finalidad es como ya se mencionó agilizar la labor que se lleva acabo. El mismo sistema viene a cubrir parte de los procesos que se realizan durante la operación del oficio y sistematizar los procesos que se desempeñan.</text:p>
      <text:h text:style-name="P69" text:outline-level="2"><text:bookmark-start text:name="_Toc414317819"/><text:bookmark-start text:name="_Toc422076769"/>1.2. Oportunidad de negocio<text:bookmark-end text:name="_Toc414317819"/><text:bookmark-end text:name="_Toc422076769"/></text:h>
      <text:p text:style-name="P70">Nuestra sistema a elaborar está dirigido a un punto<text:s/>de venta en el cual se generan ventas, y las<text:s/>que<text:s/>propiamente<text:s/>son en el área de facturación e inventario, si bien se sabe que en los negocios de este tipo son importantes llevar un control sobre los productos que se venden y a su vez atender al cliente de manera rápida y precisa. Actualmente en el establecimiento las operaciones ya mencionadas se realizan totalmente a mano ya que se llevan apuntes sobre los productos vendidos<text:s/>y el inventario existente, por este motivo es necesario la implementación de un sistema informático que venga a cambiar la forma en que se hacen estas labores siempre y cuando la información se mantenga segura y siempre precisa. Algunas de las cosas que no<text:s/>se pueden resolver sin el producto se pueden mencionar cualesquiera como al final de cierto tiempo que el sistema sea capaz de mostrar cuál de los productos ha sido más vendido y otro punto es que a la hora de realizar la venta se genera automáticamente la reducción del producto en el inventario y esto reduce el tiempo invertido en trabajo que se puede ahorrar de esta manera.</text:p>
      <text:p text:style-name="P71"/>
      <text:p text:style-name="P72"/>
      <text:h text:style-name="P73" text:outline-level="2"><text:bookmark-start text:name="_Toc414317820"/><text:bookmark-start text:name="_Toc422076770"/><text:soft-page-break/>1.3. Objetivos de negocio y criterios de éxito<text:bookmark-end text:name="_Toc414317820"/><text:bookmark-end text:name="_Toc422076770"/></text:h>
      <text:p text:style-name="P74">Los objetivos primordiales del negocio como tal es poder contar con un sistema que permita llevar un control de su inventario y tener una base datos del mismo para así de esta manera tener más a la mano el tipo de producto y la cantidad con la que se cuenta en el momento, se realizará un sistema de facturación para así de esta manera agilizar las ventas y no tener que realizar las mismas a mano y automáticamente se deducirá de su inventario y se sabrá que producto genera más ingresos al negocio o cual es el que se vende más.</text:p>
      <text:h text:style-name="P75" text:outline-level="2"><text:bookmark-start text:name="_Toc414317821"/><text:bookmark-start text:name="_Toc422076771"/>1.4. Clientes o las necesidades del mercado<text:bookmark-end text:name="_Toc414317821"/><text:bookmark-end text:name="_Toc422076771"/></text:h>
      <text:p text:style-name="P76">Como principal necesidad de la gerencia del establecimiento es llevar el control de su inventario ya que actualmente no se encuentra con un sistema que satisfaga esa necesidad, la posibilidad de realizar facturas digitalmente, agilizar su realización y llevar un control de dichas facturaciones para ser presentadas a tributación. El equipo de cómputo con el que cuenta el negocio es de una laptop <text:s/>con las siguientes características:</text:p>
      <text:p text:style-name="P77">Esto debería ir en el apartado de Entorno de Funcionamiento.</text:p>
      <text:list text:style-name="LFO2" text:continue-numbering="true">
        <text:list-item>
          <text:p text:style-name="P78">RAM de 4 GB.</text:p>
        </text:list-item>
        <text:list-item>
          <text:p text:style-name="P79">Procesador Intel Celeron<text:s/>de dos núcleos de 2.00 GHz cada uno.</text:p>
        </text:list-item>
        <text:list-item>
          <text:p text:style-name="P80">Resolución máxima de 1366 x 768</text:p>
        </text:list-item>
        <text:list-item>
          <text:p text:style-name="P81">Sistema operativo de 64 bits Windows 7 Ultimate.</text:p>
        </text:list-item>
        <text:list-item>
          <text:p text:style-name="P82">¿Disco Duro?</text:p>
        </text:list-item>
      </text:list>
      <text:p text:style-name="P83"/>
      <text:p text:style-name="P84"/>
      <text:p text:style-name="P85"/>
      <text:h text:style-name="P86" text:outline-level="2"><text:bookmark-start text:name="_Toc414317822"/><text:bookmark-start text:name="_Toc422076772"/><text:soft-page-break/>1.5. Riesgos del negocio<text:bookmark-end text:name="_Toc414317822"/><text:bookmark-end text:name="_Toc422076772"/></text:h>
      <text:p text:style-name="P87">Siempre hay un riesgo de negocio, porque siempre hay situaciones inesperadas, indistintamente se encuentre en una zona urbana o rural, que dicho sea de paso, en una urbana es más probable el riesgo de negocio.</text:p>
      <text:p text:style-name="P88">Entre los riesgos de competencia no se encuentra alguna que mencionar, ya que al estar el local ubicado en una zona urbana es único en el servicio<text:s/>que ofrecen, la parte de aceptación y sobre todo adaptación del usuario si hay varios puntos que tomar en cuenta que mencionar tales como el usuario final no está acostumbrado al manejo de equipo de cómputo para la <text:s/>cambiar redacción y el verbo efectuar no se puede transformar así de los procesos laborales y por esta razón el sistema debe ser fácil de utilizar y sobre todo funcional, la creación de un manual de usuario es muy importante.</text:p>
      <text:h text:style-name="P89" text:outline-level="1"><text:bookmark-start text:name="_Toc414317823"/><text:bookmark-start text:name="_Toc422076773"/>2. Visión de la Solución<text:bookmark-end text:name="_Toc414317823"/><text:bookmark-end text:name="_Toc422076773"/></text:h>
      <text:p text:style-name="P90">Esta es un introducción del apartado, no era<text:s/>necesario tanto comentario.</text:p>
      <text:p text:style-name="P91">Durante el ciclo de desarrollo del sistema el mismo puede estar sujeto a cambios que desde un principio estén establecidos, los mismos no deben ser en funcionalidad o bien propiamente información de proyecto entonces el mismo sistema puede ser sometido a cambios por ejemplo de interfaz para que sea amigable con el usuario, fácil de entender y sobre todo fácil de usar estos cambios se pueden ir dando a la medida que se vaya desarrollando y dándose a probar con las personas que lo<text:s/>utilizaran los mismos cambios se pueden dar a la hora de ingresar los datos o bien a la hora de accionar algún botón, de igual forma se pueden realizar cambios de ajuste de resolución de pantalla o de hardware. Los cambios a efectuar durante el ciclo de desarrollo si están contemplados siempre y cuando vengan a facilitar el uso del sistema y mejorarlo en todos los aspectos.</text:p>
      <text:p text:style-name="P92"/>
      <text:p text:style-name="P93"/>
      <text:h text:style-name="P94" text:outline-level="2"><text:bookmark-start text:name="_Toc414317824"/><text:bookmark-start text:name="_Toc422076774"/><text:soft-page-break/>2.1. Declaración de la Visión<text:bookmark-end text:name="_Toc414317824"/><text:bookmark-end text:name="_Toc422076774"/></text:h>
      <text:p text:style-name="P95">La principal intención de la creación del sistema informática es la <text:s/>el mismo problema del verbo anterior de los procesos llevados a cabo en el negocio, esto con el fin de ahorro de recursos físicos y a su vez la posibilidad de llevar un control más preciso y así tener la posibilidad de obtener estadísticas reales en tiempos cortos esto en cuanto a la venta de los productos como tal. En esta ocasión de busca satisfacer las necesidades de los propietarios del negocio y bien los clientes no se verán afectados directamente al implementarse el sistema, como se mencionó en otros apartados todo negocio de esta índole es necesaria la existencia de un sistema de este tipo para así llevar un control <text:s/>con sistema o no, el control siempre es directo de las operaciones y por este motivo siempre se busca estar actualizado <text:s/>y mientras se ajuste al presupuesto.</text:p>
      <text:p text:style-name="P96"/>
      <text:p text:style-name="P97"/>
      <text:p text:style-name="P98"/>
      <text:h text:style-name="P99" text:outline-level="2"><text:bookmark-start text:name="_Toc414317825"/><text:bookmark-start text:name="_Toc422076775"/>2.2. Principales Características<text:bookmark-end text:name="_Toc414317825"/><text:bookmark-end text:name="_Toc422076775"/></text:h>
      <text:p text:style-name="P100">Algunas de las principales características del producto son:</text:p>
      <text:list text:style-name="LFO3" text:continue-numbering="true">
        <text:list-item>
          <text:p text:style-name="P101">Sistema muy eficiente.</text:p>
        </text:list-item>
        <text:list-item>
          <text:p text:style-name="P102">Personalizado al ser el local de tamaño moderado.</text:p>
        </text:list-item>
        <text:list-item>
          <text:p text:style-name="P103">Se busca que cumpla con los principales objetivos ya mencionados.</text:p>
        </text:list-item>
        <text:list-item>
          <text:p text:style-name="P104">Cambia la manera de laborar en<text:s/>el local.</text:p>
        </text:list-item>
        <text:list-item>
          <text:p text:style-name="P105">Fácil de utilizar.</text:p>
        </text:list-item>
        <text:list-item>
          <text:p text:style-name="P106"><text:s/>Estas son funciones, no características</text:p>
        </text:list-item>
      </text:list>
      <text:p text:style-name="P107"/>
      <text:p text:style-name="P108"/>
      <text:h text:style-name="P109" text:outline-level="2"><text:bookmark-start text:name="_Toc414317826"/><text:bookmark-start text:name="_Toc422076776"/><text:soft-page-break/>2.3. Suposiciones y dependencias<text:bookmark-end text:name="_Toc414317826"/><text:bookmark-end text:name="_Toc422076776"/></text:h>
      <text:p text:style-name="P110">Las suposiciones y dependencias son del proyecto como tal, aquí entran capacitaciones o requerimientos especiales para el desarrollo del mismo.</text:p>
      <text:p text:style-name="P111">Desde un<text:s/>principio se toma el proyecto con grandes expectativas, se espera aprender mucho durante el proceso del mismo y ser capaces de poner en práctica todo lo aprendido para así obtener los resultados deseados y llevar un cambio enorme en la implementación del<text:s/>sistema ya finalizado, a futuro realizar mejoras en aspecto, rendimiento y ser capaces de añadir nuevas funcionalidades que vengan a mejorar el punto de venta en todos los aspectos.</text:p>
      <text:h text:style-name="P112" text:outline-level="1"><text:bookmark-start text:name="_Toc414317827"/><text:bookmark-start text:name="_Toc422076777"/>3. Alcance y limitaciones<text:bookmark-end text:name="_Toc414317827"/><text:bookmark-end text:name="_Toc422076777"/></text:h>
      <text:h text:style-name="P113" text:outline-level="2"><text:bookmark-start text:name="_Toc414317828"/><text:bookmark-start text:name="_Toc422076778"/>3.1. Alcance de la Versión inicial<text:bookmark-end text:name="_Toc414317828"/><text:bookmark-end text:name="_Toc422076778"/></text:h>
      <text:p text:style-name="P114">Según lo acordado con el gerente del establecimiento el producto constará de seis <text:s/>Funciones iniciales:</text:p>
      <text:list text:style-name="LFO4" text:continue-numbering="true">
        <text:list-item>
          <text:p text:style-name="P115">Guardar Producto: se creará una base de datos en el cual se guardaran todos los productos que el negocio adquiere.</text:p>
        </text:list-item>
        <text:list-item>
          <text:p text:style-name="P116">Eliminar Producto: se utilizara en caso de que a<text:s/>la hora de guardar un producto erróneamente o este no se haya podido vender y el gerente desee quitarlo del inventario.</text:p>
        </text:list-item>
        <text:list-item>
          <text:p text:style-name="P117">Modificar Producto: se usa cuando un producto ya guardado se le desea modificar algún dato que llegue a cambiar con el tiempo.</text:p>
        </text:list-item>
        <text:list-item>
          <text:p text:style-name="P118">Consultar<text:s/>Producto: facilitará la búsqueda o consulta de algún producto guardado en la base de datos.</text:p>
        </text:list-item>
        <text:list-item>
          <text:p text:style-name="P119">Facturar Producto: en caso de que el establecimiento vende algún producto este se deducirá de la cantidad de productos que se manejen en inventario, se imprimirá una factura para el cliente y se guardará la información en una base de datos para llevar el control de las ventas.</text:p>
        </text:list-item>
        <text:list-item>
          <text:p text:style-name="P120"><text:span text:style-name="T121">Reporte de Inventario: se utilizara para hacer un reporte mensual del inventario y se podrán ver los últimos productos añadidos a este con su</text:span><text:span text:style-name="T122"><text:s/>respectiva fecha durante todo el mes.</text:span></text:p>
        </text:list-item>
      </text:list>
      <text:h text:style-name="P123" text:outline-level="2"><text:bookmark-start text:name="_Toc414317829"/><text:bookmark-start text:name="_Toc422076779"/><text:soft-page-break/>3.2. Ámbito de posteriores cambios<text:bookmark-end text:name="_Toc414317829"/><text:bookmark-end text:name="_Toc422076779"/></text:h>
      <text:p text:style-name="P124">Según lo acordado con el gerente del bazar se previó una característica más que posteriormente se podrá incluir a futuro el cual es el reporte de las ventas realizadas durante el mes<text:s/>y de esta manera llevar un control de las ganancias o pérdidas que el negocio llegue a tener y de igual manera compararlo con el inventario para saber el tipo de producto se vende menos o se vende más.</text:p>
      <text:h text:style-name="P125" text:outline-level="2"><text:bookmark-start text:name="_Toc414317830"/><text:bookmark-start text:name="_Toc422076780"/>3.3. Limitaciones y exclusiones<text:bookmark-end text:name="_Toc414317830"/><text:bookmark-end text:name="_Toc422076780"/></text:h>
      <text:p text:style-name="P126">Siempre hay<text:s/>limitaciones</text:p>
      <text:p text:style-name="P127">En lo acordado con el gerente del establecimiento se lograron abarcar todos los puntos referentes al sistema como tal y se llegó a la conclusión de que todas las características vistas previamente se <text:s text:c="2"/>realizar sin ningún problema por lo tanto<text:s/>no consideramos que haya ninguna limitación.</text:p>
      <text:p text:style-name="P128"/>
      <text:h text:style-name="P129" text:outline-level="1"><text:bookmark-start text:name="_Toc414317831"/><text:bookmark-start text:name="_Toc422076781"/>4. Contexto de Negocio<text:bookmark-end text:name="_Toc414317831"/><text:bookmark-end text:name="_Toc422076781"/></text:h>
      <text:h text:style-name="P130" text:outline-level="2"><text:bookmark-start text:name="_Toc414317832"/><text:bookmark-start text:name="_Toc422076782"/>4.1. Perfiles de los actores<text:bookmark-end text:name="_Toc414317832"/><text:bookmark-end text:name="_Toc422076782"/></text:h>
      <text:p text:style-name="P131"><text:s text:c="2"/>? Los perfiles de los actores identifican los clientes para este producto y otras partes interesadas, y establece sus principales intereses en el producto. Caracterizar los clientes de nivel empresarial, identificar segmentos de mercado, y diferentes clases de usuarios, para reducir la probabilidad de requisitos inesperados que emergen después de que no se pueden acomodar a causa de horario o de alcance<text:s/>limitaciones. Para cada categoría de partes interesadas, el perfil incluye el valor mayor o beneficios que recibirán a partir del producto, sus probables actitudes hacia el producto, las características principales y características de interés y todas las<text:s/>restricciones conocidas que deben ser acomodados. Ejemplos de valor para los accionistas incluyen:</text:p>
      <text:p text:style-name="P132">• Mejora de la productividad</text:p>
      <text:p text:style-name="P133">• Ahorro de costes</text:p>
      <text:p text:style-name="P134">• Procedimientos operativos más ágiles</text:p>
      <text:p text:style-name="P135">• Automatización de tareas previamente manuales</text:p>
      <text:p text:style-name="P136">• Capacidad para<text:s/>realizar completamente nuevas tareas o funciones</text:p>
      <text:soft-page-break/>
      <text:p text:style-name="P137">• Conformidad con las normas o reglamentos actuales</text:p>
      <text:p text:style-name="P138">• Mejora en la usabilidad o reducido nivel de frustración en comparación con las aplicaciones actuales.</text:p>
      <text:p text:style-name="P139"/>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text:span text:style-name="T149">Stakeholder</text:span><text:span text:style-name="T150"><text:s/>(Involucrados)</text:span></text:p>
          </table:table-cell>
          <table:table-cell table:style-name="TableCell151">
            <text:p text:style-name="P152">Mayor Valor</text:p>
          </table:table-cell>
          <table:table-cell table:style-name="TableCell153">
            <text:p text:style-name="P154">Actitudes</text:p>
          </table:table-cell>
          <table:table-cell table:style-name="TableCell155">
            <text:p text:style-name="P156">Principales Intereses</text:p>
          </table:table-cell>
          <table:table-cell table:style-name="TableCell157">
            <text:p text:style-name="P158">Restricciones</text:p>
          </table:table-cell>
        </table:table-row>
        <table:table-row table:style-name="TableRow159">
          <table:table-cell table:style-name="TableCell160">
            <text:p text:style-name="P161">Propietario o Gerente</text:p>
          </table:table-cell>
          <table:table-cell table:style-name="TableCell162">
            <text:p text:style-name="P163">Aumento de ingresos, mayor control al inventario y rápida facturación</text:p>
          </table:table-cell>
          <table:table-cell table:style-name="TableCell164">
            <text:p text:style-name="P165"><text:s/>Busca incremento del negocio</text:p>
          </table:table-cell>
          <table:table-cell table:style-name="TableCell166">
            <text:p text:style-name="P167">Mayor eficacia de los procesos; tiempo comercialización</text:p>
          </table:table-cell>
          <table:table-cell table:style-name="TableCell168">
            <text:p text:style-name="P169">La adaptación a la hora de cambio de manera de<text:s/>realizar los procesos</text:p>
          </table:table-cell>
        </table:table-row>
      </table:table>
      <text:p text:style-name="P170"/>
      <text:p text:style-name="P171"/>
      <text:h text:style-name="P172" text:outline-level="2"><text:bookmark-start text:name="_Toc414317833"/><text:bookmark-start text:name="_Toc422076783"/>4.2. Prioridades del proyecto<text:bookmark-end text:name="_Toc414317833"/><text:bookmark-end text:name="_Toc422076783"/></text:h>
      <text:p text:style-name="P173"/>
      <table:table table:style-name="Table174">
        <table:table-columns>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ext:p text:style-name="P181">Dimensión</text:p>
          </table:table-cell>
          <table:table-cell table:style-name="TableCell182">
            <text:p text:style-name="P183">Controlador/Conductor<text:line-break/>(Objetivo del estado)</text:p>
          </table:table-cell>
          <table:table-cell table:style-name="TableCell184">
            <text:p text:style-name="P185">Restricción<text:line-break/>(Límites Estatales)</text:p>
          </table:table-cell>
          <table:table-cell table:style-name="TableCell186">
            <text:p text:style-name="P187">Grado de Libertad<text:line-break/>(Rango estatal permitido)</text:p>
          </table:table-cell>
        </table:table-row>
        <table:table-row table:style-name="TableRow188">
          <table:table-cell table:style-name="TableCell189">
            <text:p text:style-name="P190"><text:line-break/>Horario</text:p>
          </table:table-cell>
          <table:table-cell table:style-name="TableCell191">
            <text:p text:style-name="P192">versión 1.0 debe ser entregado en 18 meses</text:p>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text:line-break/><text:line-break/>Características</text:p>
          </table:table-cell>
          <table:table-cell table:style-name="TableCell200">
            <text:p text:style-name="P201"/>
          </table:table-cell>
          <table:table-cell table:style-name="TableCell202">
            <text:p text:style-name="P203"/>
          </table:table-cell>
          <table:table-cell table:style-name="TableCell204">
            <text:p text:style-name="P205">90% de las características de alta prioridad debe ser incluido en la versión 1.0</text:p>
          </table:table-cell>
        </table:table-row>
        <table:table-row table:style-name="TableRow206">
          <table:table-cell table:style-name="TableCell207">
            <text:p text:style-name="P208"><text:line-break/><text:line-break/>Calidad</text:p>
          </table:table-cell>
          <table:table-cell table:style-name="TableCell209">
            <text:p text:style-name="P210"/>
          </table:table-cell>
          <table:table-cell table:style-name="TableCell211">
            <text:p text:style-name="P212"/>
          </table:table-cell>
          <table:table-cell table:style-name="TableCell213">
            <text:p text:style-name="P214">90-95% de las pruebas de aceptación de usuario debe ser de la versión 1.0, cantidad conocida de errores</text:p>
          </table:table-cell>
        </table:table-row>
        <table:table-row table:style-name="TableRow215">
          <table:table-cell table:style-name="TableCell216">
            <text:p text:style-name="P217"><text:line-break/>Personal</text:p>
          </table:table-cell>
          <table:table-cell table:style-name="TableCell218">
            <text:p text:style-name="P219"/>
          </table:table-cell>
          <table:table-cell table:style-name="TableCell220">
            <text:p text:style-name="P221">Tamaño máximo del equipo es<text:s/>de 2 desarrolladores + 1 probador</text:p>
          </table:table-cell>
          <table:table-cell table:style-name="TableCell222">
            <text:p text:style-name="P223"/>
          </table:table-cell>
        </table:table-row>
        <table:table-row table:style-name="TableRow224">
          <table:table-cell table:style-name="TableCell225">
            <text:p text:style-name="P226"><text:line-break/>Costo</text:p>
          </table:table-cell>
          <table:table-cell table:style-name="TableCell227">
            <text:p text:style-name="P228"/>
          </table:table-cell>
          <table:table-cell table:style-name="TableCell229">
            <text:p text:style-name="P230"/>
          </table:table-cell>
          <table:table-cell table:style-name="TableCell231">
            <text:p text:style-name="P232">presupuesto que se pase hasta el 10% es aceptable (aunque no se maneje dinero)</text:p>
          </table:table-cell>
        </table:table-row>
      </table:table>
      <text:p text:style-name="P233"/>
      <text:p text:style-name="Normal"/>
      <text:h text:style-name="P234" text:outline-level="2"><text:bookmark-start text:name="_Toc414317834"/><text:bookmark-start text:name="_Toc422076784"/><text:soft-page-break/>4.3. Entorno de funcionamiento<text:bookmark-end text:name="_Toc414317834"/><text:bookmark-end text:name="_Toc422076784"/></text:h>
      <text:p text:style-name="P235">• El sistema se utilizará únicamente en una localidad, ya que el negocio cuenta<text:s/>únicamente con un establecimiento principal de tamaño moderado.</text:p>
      <text:p text:style-name="P236">• Al sistema se puede acceder desde cualquier punto con equipo adecuado pero solamente se cuenta con un único usuario que está instalado en una dirección fija.</text:p>
      <text:p text:style-name="P237">• Los datos se generan en el mismo lugar de trabajo, ya que como se mencionó solamente se cuenta con un establecimiento y por lo tanto no hay datos que se ingresen, comparen o mezclen desde distintos lugares.</text:p>
      <text:p text:style-name="P238">• Se espera que al ser un único el manejo de datos al ser consultados y<text:s/>manipulados el tiempo de respuesta sea <text:s/>rápido y eficiente.</text:p>
      <text:p text:style-name="P239">• No se puede tolerar malos resultados al interactuar con los datos por parte del usuario ya que los procesos dependen en gran medida en la exactitud que estos brinden a la hora de ser utilizados.</text:p>
      <text:p text:style-name="P240"><text:span text:style-name="T241">• La seguridad de los datos es necesaria ya que en cualquier momento se puede llegar a realizar una consulta general y dado a ese resultado se hacen toma de decisiones importan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TítulodeTDC" style:display-name="Título de TDC" style:family="paragraph" style:parent-style-name="Título1" style:next-style-name="Normal" style:default-outline-level="1">
      <style:text-properties style:language-asian="es" style:country-asian="CR"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ableTextsmall" style:display-name="Table Text small" style:family="paragraph" style:parent-style-name="Normal">
      <style:paragraph-properties fo:margin-top="0.0138in" fo:margin-bottom="0.0138in" fo:line-height="0.1666in"/>
      <style:text-properties style:font-name="Arial" style:font-name-asian="Arial" style:font-name-complex="Arial" fo:font-style="italic" style:font-style-asian="italic" style:letter-kerning="true" fo:font-size="10pt" style:font-size-asian="10pt" style:font-size-complex="10pt" fo:language="en" fo:country="US" style:language-asian="zh" style:country-asian="CN"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asian="Times New Roman" style:language-asian="es" style:country-asian="CR"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SubtítuloCar" style:display-name="Subtítulo Car" style:family="text" style:parent-style-name="Fuentedepárrafopredeter.">
      <style:text-properties style:font-name-asian="Times New Roman" fo:color="#5A5A5A" fo:letter-spacing="0.0104in"/>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083in"/>
      </style:footer-style>
    </style:page-layout>
  </office:automatic-styles>
  <office:master-styles>
    <style:master-page style:name="MP0" style:page-layout-name="PL0">
      <style:header>
        <text:p text:style-name="Heading">Visión y alcance de &lt;Sistema de facturación e inventario&g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uard</meta:initial-creator>
    <dc:creator>Anuard</dc:creator>
    <meta:creation-date>2015-03-17T07:22:00Z</meta:creation-date>
    <dc:date>2015-06-15T01:24:00Z</dc:date>
    <meta:print-date>2015-03-17T07:22:00Z</meta:print-date>
    <meta:template xlink:href="Normal" xlink:type="simple"/>
    <meta:editing-cycles>15</meta:editing-cycles>
    <meta:editing-duration>PT33720S</meta:editing-duration>
    <meta:document-statistic meta:page-count="10" meta:paragraph-count="27" meta:word-count="2106" meta:character-count="13665" meta:row-count="96" meta:non-whitespace-character-count="11586"/>
  </office:meta>
</office:document-meta>
</file>